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227797031" calcext:value-type="float">
            <text:p>1,227797031</text:p>
          </table:table-cell>
          <table:table-cell office:value-type="float" office:value="0.5636332631" calcext:value-type="float">
            <text:p>0,5636332631</text:p>
          </table:table-cell>
          <table:table-cell office:value-type="float" office:value="0.001510483213" calcext:value-type="float">
            <text:p>0,0015104832</text:p>
          </table:table-cell>
          <table:table-cell office:value-type="float" office:value="0.00009017810225" calcext:value-type="float">
            <text:p>9,017810225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355" calcext:value-type="float">
            <text:p>68355</text:p>
          </table:table-cell>
          <table:table-cell office:value-type="float" office:value="1.141065717" calcext:value-type="float">
            <text:p>1,141065717</text:p>
          </table:table-cell>
          <table:table-cell office:value-type="float" office:value="0.5800446868" calcext:value-type="float">
            <text:p>0,5800446868</text:p>
          </table:table-cell>
          <table:table-cell office:value-type="float" office:value="0.0009040780715" calcext:value-type="float">
            <text:p>0,0009040781</text:p>
          </table:table-cell>
          <table:table-cell office:value-type="float" office:value="0.00001494343906" calcext:value-type="float">
            <text:p>1,494343906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740" calcext:value-type="float">
            <text:p>68740</text:p>
          </table:table-cell>
          <table:table-cell office:value-type="float" office:value="1.116654038" calcext:value-type="float">
            <text:p>1,116654038</text:p>
          </table:table-cell>
          <table:table-cell office:value-type="float" office:value="0.5992634892" calcext:value-type="float">
            <text:p>0,5992634892</text:p>
          </table:table-cell>
          <table:table-cell office:value-type="float" office:value="0.0002748844854" calcext:value-type="float">
            <text:p>0,0002748845</text:p>
          </table:table-cell>
          <table:table-cell office:value-type="float" office:value="0.000007429310244" calcext:value-type="float">
            <text:p>7,429310244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848" calcext:value-type="float">
            <text:p>68848</text:p>
          </table:table-cell>
          <table:table-cell office:value-type="float" office:value="1.181552172" calcext:value-type="float">
            <text:p>1,181552172</text:p>
          </table:table-cell>
          <table:table-cell office:value-type="float" office:value="0.5840402842" calcext:value-type="float">
            <text:p>0,5840402842</text:p>
          </table:table-cell>
          <table:table-cell office:value-type="float" office:value="0.0009791122284" calcext:value-type="float">
            <text:p>0,0009791122</text:p>
          </table:table-cell>
          <table:table-cell office:value-type="float" office:value="0.00001483503456" calcext:value-type="float">
            <text:p>0,000014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366" calcext:value-type="float">
            <text:p>69366</text:p>
          </table:table-cell>
          <table:table-cell office:value-type="float" office:value="1.22615242" calcext:value-type="float">
            <text:p>1,22615242</text:p>
          </table:table-cell>
          <table:table-cell office:value-type="float" office:value="0.545445025" calcext:value-type="float">
            <text:p>0,545445025</text:p>
          </table:table-cell>
          <table:table-cell office:value-type="float" office:value="0.0008247301448" calcext:value-type="float">
            <text:p>0,0008247301</text:p>
          </table:table-cell>
          <table:table-cell office:value-type="float" office:value="0.00001472732401" calcext:value-type="float">
            <text:p>1,472732401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929" calcext:value-type="float">
            <text:p>69929</text:p>
          </table:table-cell>
          <table:table-cell office:value-type="float" office:value="1.05753541" calcext:value-type="float">
            <text:p>1,05753541</text:p>
          </table:table-cell>
          <table:table-cell office:value-type="float" office:value="0.5966278911" calcext:value-type="float">
            <text:p>0,5966278911</text:p>
          </table:table-cell>
          <table:table-cell office:value-type="float" office:value="0.0002484036377" calcext:value-type="float">
            <text:p>0,0002484036</text:p>
          </table:table-cell>
          <table:table-cell office:value-type="float" office:value="0.000007305989584" calcext:value-type="float">
            <text:p>0,000007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63" calcext:value-type="float">
            <text:p>70063</text:p>
          </table:table-cell>
          <table:table-cell office:value-type="float" office:value="1.153169394" calcext:value-type="float">
            <text:p>1,153169394</text:p>
          </table:table-cell>
          <table:table-cell office:value-type="float" office:value="0.5981857181" calcext:value-type="float">
            <text:p>0,5981857181</text:p>
          </table:table-cell>
          <table:table-cell office:value-type="float" office:value="0.0005031501641" calcext:value-type="float">
            <text:p>0,0005031502</text:p>
          </table:table-cell>
          <table:table-cell office:value-type="float" office:value="0.00001458406223" calcext:value-type="float">
            <text:p>1,458406223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266" calcext:value-type="float">
            <text:p>70266</text:p>
          </table:table-cell>
          <table:table-cell office:value-type="float" office:value="1.089457035" calcext:value-type="float">
            <text:p>1,089457035</text:p>
          </table:table-cell>
          <table:table-cell office:value-type="float" office:value="0.5977921486" calcext:value-type="float">
            <text:p>0,5977921486</text:p>
          </table:table-cell>
          <table:table-cell office:value-type="float" office:value="0.0001817785233" calcext:value-type="float">
            <text:p>0,0001817785</text:p>
          </table:table-cell>
          <table:table-cell office:value-type="float" office:value="0.00000727114093" calcext:value-type="float">
            <text:p>7,27114093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337" calcext:value-type="float">
            <text:p>70337</text:p>
          </table:table-cell>
          <table:table-cell office:value-type="float" office:value="1.287863374" calcext:value-type="float">
            <text:p>1,287863374</text:p>
          </table:table-cell>
          <table:table-cell office:value-type="float" office:value="0.5809335709" calcext:value-type="float">
            <text:p>0,5809335709</text:p>
          </table:table-cell>
          <table:table-cell office:value-type="float" office:value="0.0008789261337" calcext:value-type="float">
            <text:p>0,0008789261</text:p>
          </table:table-cell>
          <table:table-cell office:value-type="float" office:value="0.00000726385224" calcext:value-type="float">
            <text:p>7,26385224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782" calcext:value-type="float">
            <text:p>70782</text:p>
          </table:table-cell>
          <table:table-cell office:value-type="float" office:value="1.170742989" calcext:value-type="float">
            <text:p>1,170742989</text:p>
          </table:table-cell>
          <table:table-cell office:value-type="float" office:value="0.5907151103" calcext:value-type="float">
            <text:p>0,5907151103</text:p>
          </table:table-cell>
          <table:table-cell office:value-type="float" office:value="0.0005053604254" calcext:value-type="float">
            <text:p>0,0005053604</text:p>
          </table:table-cell>
          <table:table-cell office:value-type="float" office:value="0.00001443886958" calcext:value-type="float">
            <text:p>1,443886958E-005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65198958" calcext:value-type="float">
            <text:p>1,165198958</text:p>
          </table:table-cell>
          <table:table-cell table:formula="of:=AVERAGE([.D2:.D11])" office:value-type="float" office:value="0.58366811873" calcext:value-type="float">
            <text:p>0,5836681187</text:p>
          </table:table-cell>
          <table:table-cell table:formula="of:=AVERAGE([.E2:.E11])" office:value-type="float" office:value="0.00068109070273" calcext:value-type="float">
            <text:p>0,0006810907</text:p>
          </table:table-cell>
          <table:table-cell table:formula="of:=AVERAGE([.F2:.F11])" office:value-type="float" office:value="0.0000192977124688" calcext:value-type="float">
            <text:p>1,92977124688E-0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7:50:37.235474728</dc:date>
    <meta:document-statistic meta:table-count="1" meta:cell-count="70" meta:object-count="0"/>
    <meta:generator>LibreOffice/4.1.4.2$Linux_X86_64 LibreOffice_project/410m0$Build-2</meta:generator>
  </office:meta>
</office:document-meta>
</file>